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1689in"/>
    </style:style>
    <style:style style:name="co25" style:family="table-column">
      <style:table-column-properties fo:break-before="auto" style:column-width="0.2071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0.5134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0.6445in"/>
    </style:style>
    <style:style style:name="co31" style:family="table-column">
      <style:table-column-properties fo:break-before="auto" style:column-width="1.1138in"/>
    </style:style>
    <style:style style:name="co32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0, 2009, 2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7"/>
          <table:table-cell office:value-type="string">
            <text:p>Due to changed error messages</text:p>
          </table:table-cell>
          <table:table-cell office:value-type="string">
            <text:p>Fix after inrto of new exception types</text:p>
          </table:table-cell>
          <table:table-cell table:number-columns-repeated="25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 office:value-type="string">
            <text:p>Uninitialzied variable N1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7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Benchmark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7"/>
          <table:table-cell office:value-type="string">
            <text:p>Stack overflow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20"/>
          <table:table-cell table:style-name="ce10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5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02/11/2009</text:date>, <text:time>08:0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0T23:28:38</dc:date>
    <meta:editing-cycles>178</meta:editing-cycles>
    <meta:editing-duration>PT253H05M46S</meta:editing-duration>
    <meta:document-statistic meta:table-count="8" meta:cell-count="1274" meta:object-count="0"/>
    <meta:user-defined meta:name="Info 1"/>
    <meta:user-defined meta:name="Info 2"/>
    <meta:user-defined meta:name="Info 3"/>
    <meta:user-defined meta:name="Info 4"/>
  </office:meta>
</office:document-meta>
</file>